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 Light" officeooo:rsid="000d33cd" officeooo:paragraph-rsid="000d33cd"/>
    </style:style>
    <style:style style:name="P2" style:family="paragraph" style:parent-style-name="Standard">
      <style:text-properties style:font-name="DejaVu Sans Light" officeooo:rsid="000f298a" officeooo:paragraph-rsid="000f298a"/>
    </style:style>
    <style:style style:name="P3" style:family="paragraph" style:parent-style-name="Standard">
      <style:text-properties style:font-name="DejaVu Sans Light" fo:font-size="32pt" officeooo:rsid="000d33cd" officeooo:paragraph-rsid="000d33cd" style:font-size-asian="32pt" style:font-size-complex="32pt"/>
    </style:style>
    <style:style style:name="P4" style:family="paragraph" style:parent-style-name="Standard">
      <style:text-properties style:font-name="DejaVu Sans Light" officeooo:rsid="000f9338" officeooo:paragraph-rsid="000f9338"/>
    </style:style>
    <style:style style:name="P5" style:family="paragraph" style:parent-style-name="Standard">
      <style:text-properties style:font-name="DejaVu Sans Light" officeooo:rsid="0011164b" officeooo:paragraph-rsid="00122221"/>
    </style:style>
    <style:style style:name="P6" style:family="paragraph" style:parent-style-name="Standard">
      <style:text-properties style:font-name="DejaVu Sans Light" officeooo:rsid="0013f721" officeooo:paragraph-rsid="0013f721"/>
    </style:style>
    <style:style style:name="P7" style:family="paragraph" style:parent-style-name="Standard">
      <style:text-properties style:font-name="DejaVu Sans Light" officeooo:rsid="0015e4ed" officeooo:paragraph-rsid="0015e4ed"/>
    </style:style>
    <style:style style:name="P8" style:family="paragraph" style:parent-style-name="Standard">
      <style:text-properties style:font-name="DejaVu Sans Light" officeooo:rsid="001847f2" officeooo:paragraph-rsid="001847f2"/>
    </style:style>
    <style:style style:name="T1" style:family="text">
      <style:text-properties officeooo:rsid="0012222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apport projet gare 3D</text:p>
      <text:p text:style-name="P1"/>
      <text:p text:style-name="P2">Répartition des tâches</text:p>
      <text:p text:style-name="P2">Fabien :</text:p>
      <text:p text:style-name="P2">Modélisation du train et ses wagons</text:p>
      <text:p text:style-name="P2"/>
      <text:p text:style-name="P8">Le train et les wagons sont modélisés à partir de la classe Parallelepiped.</text:p>
      <text:p text:style-name="P2"/>
      <text:p text:style-name="P2">Antoine :</text:p>
      <text:p text:style-name="P2">Gestion de la caméra en free-fly</text:p>
      <text:p text:style-name="P4">Gestion des textures</text:p>
      <text:p text:style-name="P2"/>
      <text:p text:style-name="P2">Corentin :</text:p>
      <text:p text:style-name="P4">Modélisation des rails</text:p>
      <text:p text:style-name="P4">Gestion des animations (courbe de bézier)</text:p>
      <text:p text:style-name="P4"/>
      <text:p text:style-name="P5">Tous les objets étende<text:span text:style-name="T1">nt</text:span> la classe Objet contenant un méthode draw et modelize, <text:s/>draw peut être appelé de l’extérieur et elle même appelle la méthode modelize implémentée dans la classe fille, <text:span text:style-name="T1">permettant de définir les formes de l'objet.</text:span></text:p>
      <text:p text:style-name="P5"><text:span text:style-name="T1">Avant d'appeler modelize, la méthode fait un glPushMatrix puis avant de terminer un glPopMatrix afin de s'assurer que les transformations dans modelize n'aient pas d'influence sur les autres objets.</text:span></text:p>
      <text:p text:style-name="P5"/>
      <text:p text:style-name="P6">Nous avons tenté de modéliser les rails en fonction du courbe de bézier et d'appliquer des transformations sur le train pour le aire suivre les rails.</text:p>
      <text:p text:style-name="P7">L'idée était de créer une classe BezierCurve prenant à la construction une liste de points et permettant à partir d'une valeur de « t » d'obtenir le point correspondant. Ainsi, il aurait suffit d'appliquer une translation au train suivant les valeurs du point. Pour gérer la rotation du train, il aurait fallut calculer la tangente en ce même point et calculer l'angle corresponda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1T21:47:07.764690488</meta:creation-date>
    <dc:date>2016-04-21T22:19:49.779003596</dc:date>
    <meta:editing-duration>PT32M33S</meta:editing-duration>
    <meta:editing-cycles>14</meta:editing-cycles>
    <meta:generator>LibreOffice/5.0.5.2$Linux_X86_64 LibreOffice_project/00m0$Build-2</meta:generator>
    <meta:document-statistic meta:table-count="0" meta:image-count="0" meta:object-count="0" meta:page-count="1" meta:paragraph-count="15" meta:word-count="206" meta:character-count="1264" meta:non-whitespace-character-count="1072"/>
  </office:meta>
</office:document-meta>
</file>